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167in" table:align="left"/>
    </style:style>
    <style:style style:name="Table1.A" style:family="table-column">
      <style:table-column-properties style:column-width="1.5139in"/>
    </style:style>
    <style:style style:name="Table1.B" style:family="table-column">
      <style:table-column-properties style:column-width="3.002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T1" style:family="text">
      <style:text-properties officeooo:rsid="0016851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ow </text:span><text:span text:style-name="Strong_20_Emphasis"><text:span text:style-name="T1">How to Approach the problem on the project: Topic 2 Iteration</text:span></text:span></text:h>
      <text:p text:style-name="Text_20_body">Whenever I’m solving or designing a solution—especially for new learners—I break the problem down into <text:span text:style-name="Strong_20_Emphasis">logical blocks</text:span>, each with a <text:span text:style-name="Strong_20_Emphasis">clear goal</text:span> and <text:span text:style-name="Strong_20_Emphasis">teachable concept</text:span>.</text:p>
      <text:p text:style-name="Text_20_body">This project isn’t just about building a working app. It’s about helping you:</text:p>
      <text:list text:style-name="L1">
        <text:list-item>
          <text:p text:style-name="P1">Practice <text:span text:style-name="Emphasis">iteration techniques</text:span> (<text:span text:style-name="Source_20_Text">for</text:span>, <text:span text:style-name="Source_20_Text">while</text:span>, <text:span text:style-name="Source_20_Text">nested</text:span>), </text:p>
        </text:list-item>
        <text:list-item>
          <text:p text:style-name="P1">Understand how to process sequences like strings and lists, </text:p>
        </text:list-item>
        <text:list-item>
          <text:p text:style-name="P1">Write readable, modular code (with functions), </text:p>
        </text:list-item>
        <text:list-item>
          <text:p text:style-name="P2">And most importantly, build your <text:span text:style-name="Strong_20_Emphasis">problem-solving muscle</text:span>. </text:p>
        </text:list-item>
      </text:list>
      <text:p text:style-name="Horizontal_20_Line"/>
      <text:h text:style-name="Heading_20_2" text:outline-level="2">PART 1: <text:span text:style-name="Source_20_Text">analyze_text(s: str)</text:span> — <text:span text:style-name="Emphasis">String Analyzer</text:span></text:h>
      <text:h text:style-name="Heading_20_3" text:outline-level="3">The Goal:</text:h>
      <text:p text:style-name="Text_20_body">Take in a sentence and count:</text:p>
      <text:list text:style-name="L2">
        <text:list-item>
          <text:p text:style-name="P3">Total characters, </text:p>
        </text:list-item>
        <text:list-item>
          <text:p text:style-name="P4">How many are vowels, consonants, digits, punctuation. </text:p>
        </text:list-item>
      </text:list>
      <text:h text:style-name="Heading_20_3" text:outline-level="3">Why this approach?</text:h>
      <text:p text:style-name="Text_20_body">I used a <text:span text:style-name="Source_20_Text">for ch in s:</text:span> loop because it's the most <text:span text:style-name="Strong_20_Emphasis">natural way to inspect each character</text:span> in a string. It allows me to:</text:p>
      <text:list text:style-name="L3">
        <text:list-item>
          <text:p text:style-name="P5">Use conditions like <text:span text:style-name="Source_20_Text">ch.isdigit()</text:span>, <text:span text:style-name="Source_20_Text">ch.isalpha()</text:span>, or <text:span text:style-name="Source_20_Text">ch in string.punctuation</text:span> to categorize each character. </text:p>
        </text:list-item>
        <text:list-item>
          <text:p text:style-name="P6"><text:span text:style-name="Strong_20_Emphasis">Avoid using Python’s built-in </text:span><text:span text:style-name="Strong_20_Emphasis"><text:span text:style-name="Source_20_Text">count()</text:span></text:span> (which was prohibited). </text:p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for ch in s:</text:span></text:p>
      <text:p text:style-name="Preformatted_20_Text"><text:span text:style-name="Source_20_Text"><text:s text:c="4"/>counts["chars"] += 1</text:span></text:p>
      <text:p text:style-name="Preformatted_20_Text"><text:span text:style-name="Source_20_Text"><text:s text:c="4"/>...</text:span></text:p>
      <text:p text:style-name="P7"/>
      <text:p text:style-name="Text_20_body">This is simple, readable, and introduces how we scan a string <text:span text:style-name="Emphasis">one character at a time</text:span>, classifying as we go. This is how we teach a computer to "see" like we do when we read.</text:p>
      <text:p text:style-name="Horizontal_20_Line"/>
      <text:h text:style-name="Heading_20_2" text:outline-level="2"><text:soft-page-break/>PART 2: <text:span text:style-name="Source_20_Text">stats_numbers(nums: list[int])</text:span> — <text:span text:style-name="Emphasis">Numeric Stats</text:span></text:h>
      <text:h text:style-name="Heading_20_3" text:outline-level="3">The Goal:</text:h>
      <text:p text:style-name="Text_20_body">From a list of numbers input by the user (e.g. <text:span text:style-name="Source_20_Text">"3,5,7"</text:span>), we compute:</text:p>
      <text:list text:style-name="L4">
        <text:list-item>
          <text:p text:style-name="P8">Sum, Average, Min, Max </text:p>
        </text:list-item>
        <text:list-item>
          <text:p text:style-name="P9">Flag numbers divisible by 3 or 5 </text:p>
        </text:list-item>
      </text:list>
      <text:h text:style-name="Heading_20_3" text:outline-level="3">Why this approach?</text:h>
      <text:p text:style-name="Text_20_body">I deliberately avoided <text:span text:style-name="Source_20_Text">sum()</text:span>, <text:span text:style-name="Source_20_Text">min()</text:span>, or <text:span text:style-name="Source_20_Text">max()</text:span>. Instead, we:</text:p>
      <text:list text:style-name="L5">
        <text:list-item>
          <text:p text:style-name="P10">Initialized variables (<text:span text:style-name="Source_20_Text">total</text:span>, <text:span text:style-name="Source_20_Text">min</text:span>, <text:span text:style-name="Source_20_Text">max</text:span>) with the <text:span text:style-name="Strong_20_Emphasis">first number</text:span> in the list, </text:p>
        </text:list-item>
        <text:list-item>
          <text:p text:style-name="P11">Used a <text:span text:style-name="Source_20_Text">for</text:span> loop to update those values while scanning the list. </text:p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for n in nums:</text:span></text:p>
      <text:p text:style-name="Preformatted_20_Text"><text:span text:style-name="Source_20_Text"><text:s text:c="4"/>total += n</text:span></text:p>
      <text:p text:style-name="Preformatted_20_Text"><text:span text:style-name="Source_20_Text"><text:s text:c="4"/>if n &lt; minimum: minimum = n</text:span></text:p>
      <text:p text:style-name="Preformatted_20_Text"><text:span text:style-name="Source_20_Text"><text:s text:c="4"/>if n &gt; maximum: maximum = n</text:span></text:p>
      <text:p text:style-name="P7"/>
      <text:h text:style-name="Heading_20_3" text:outline-level="3">Teachable Moment:</text:h>
      <text:p text:style-name="Quotations">Most students think loops are only for repetition. Here, I show how a loop is a decision-making tool—we "update" memory based on rules as we go.</text:p>
      <text:p text:style-name="Text_20_body">We also used a Boolean condition <text:span text:style-name="Source_20_Text">(n % 3 == 0 or n % 5 == 0)</text:span> to demonstrate real-world flagging logic.</text:p>
      <text:p text:style-name="Text_20_body"/>
      <text:p text:style-name="Text_20_body"/>
      <text:p text:style-name="Text_20_body"/>
      <text:p text:style-name="Horizontal_20_Line"/>
      <text:h text:style-name="Heading_20_2" text:outline-level="2"><text:soft-page-break/></text:h>
      <text:h text:style-name="Heading_20_2" text:outline-level="2"/>
      <text:h text:style-name="Heading_20_2" text:outline-level="2">PART 3: <text:span text:style-name="Source_20_Text">to_binary(n: int)</text:span> — <text:span text:style-name="Emphasis">Binary Conversion</text:span></text:h>
      <text:h text:style-name="Heading_20_3" text:outline-level="3">The Goal:</text:h>
      <text:p text:style-name="Text_20_body">Take a number like 6 and return <text:span text:style-name="Source_20_Text">"110"</text:span>.</text:p>
      <text:h text:style-name="Heading_20_3" text:outline-level="3">Why this approach?</text:h>
      <text:p text:style-name="Text_20_body">We use the <text:span text:style-name="Strong_20_Emphasis">division-remainder method</text:span>:</text:p>
      <text:list text:style-name="L6">
        <text:list-item>
          <text:p text:style-name="P12">Repeatedly divide by 2 and store the remainder (<text:span text:style-name="Source_20_Text">n % 2</text:span>), </text:p>
        </text:list-item>
        <text:list-item>
          <text:p text:style-name="P13">Build the binary string from <text:span text:style-name="Emphasis">right to left</text:span> (hence <text:span text:style-name="Source_20_Text">bits = str(n % 2) + bits</text:span>). </text:p>
        </text:list-item>
      </text:list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while n &gt; 0:</text:span></text:p>
      <text:p text:style-name="Preformatted_20_Text"><text:span text:style-name="Source_20_Text"><text:s text:c="4"/>bits = str(n % 2) + bits</text:span></text:p>
      <text:p text:style-name="Preformatted_20_Text"><text:span text:style-name="Source_20_Text"><text:s text:c="4"/>n //= 2</text:span></text:p>
      <text:p text:style-name="P7"/>
      <text:h text:style-name="Heading_20_3" text:outline-level="3">Teachable Concepts:</text:h>
      <text:list text:style-name="L7">
        <text:list-item>
          <text:p text:style-name="P14"><text:span text:style-name="Source_20_Text">while</text:span> loop runs <text:span text:style-name="Strong_20_Emphasis">as long as</text:span> the number is still positive, </text:p>
        </text:list-item>
        <text:list-item>
          <text:p text:style-name="P15">Binary representation emerges from <text:span text:style-name="Strong_20_Emphasis">repeating a simple rule</text:span>. </text:p>
        </text:list-item>
      </text:list>
      <text:p text:style-name="Text_20_body">Also, we handled <text:span text:style-name="Strong_20_Emphasis">negative numbers</text:span> by storing the sign and applying it after conversion.</text:p>
      <text:p text:style-name="Horizontal_20_Line"/>
      <text:h text:style-name="Heading_20_2" text:outline-level="2">PART 4: <text:span text:style-name="Source_20_Text">main_menu()</text:span> — <text:span text:style-name="Emphasis">The App Driver</text:span></text:h>
      <text:h text:style-name="Heading_20_3" text:outline-level="3">The Goal:</text:h>
      <text:p text:style-name="Text_20_body">Build a user-friendly app with options:</text:p>
      <text:list text:style-name="L8">
        <text:list-item>
          <text:p text:style-name="P16">Analyze Text </text:p>
        </text:list-item>
        <text:list-item>
          <text:p text:style-name="P16">Analyze Numbers </text:p>
        </text:list-item>
        <text:list-item>
          <text:p text:style-name="P16">Convert to Binary </text:p>
        </text:list-item>
        <text:list-item>
          <text:p text:style-name="P17">Exit </text:p>
        </text:list-item>
      </text:list>
      <text:h text:style-name="Heading_20_3" text:outline-level="3"><text:soft-page-break/></text:h>
      <text:h text:style-name="Heading_20_3" text:outline-level="3"/>
      <text:h text:style-name="Heading_20_3" text:outline-level="3">Why this approach?</text:h>
      <text:list text:style-name="L9">
        <text:list-item>
          <text:p text:style-name="P18"><text:span text:style-name="Source_20_Text">while True:</text:span> creates a <text:span text:style-name="Strong_20_Emphasis">forever-running menu</text:span> until the user chooses to exit. </text:p>
        </text:list-item>
        <text:list-item>
          <text:p text:style-name="P18"><text:span text:style-name="Source_20_Text">break</text:span> exits the loop cleanly. </text:p>
        </text:list-item>
        <text:list-item>
          <text:p text:style-name="P19"><text:span text:style-name="Source_20_Text">continue</text:span> helps us restart when input is invalid (good practice for real apps). </text:p>
        </text:list-item>
      </text:list>
      <text:h text:style-name="Heading_20_3" text:outline-level="3">What students learn here:</text:h>
      <text:list text:style-name="L10">
        <text:list-item>
          <text:p text:style-name="P20">The value of <text:span text:style-name="Strong_20_Emphasis">control flow</text:span>. </text:p>
        </text:list-item>
        <text:list-item>
          <text:p text:style-name="P21">Real-world software uses <text:span text:style-name="Strong_20_Emphasis">menus and options</text:span>, and this is how we build them. </text:p>
        </text:list-item>
      </text:list>
      <text:p text:style-name="Horizontal_20_Line"/>
      <text:h text:style-name="Heading_20_2" text:outline-level="2">Code Style &amp; Teaching Choices</text:h>
      <text:h text:style-name="Heading_20_3" text:outline-level="3">Why Functions?</text:h>
      <text:p text:style-name="Text_20_body">I wrote each block as a <text:span text:style-name="Strong_20_Emphasis">function</text:span> because:</text:p>
      <text:list text:style-name="L11">
        <text:list-item>
          <text:p text:style-name="P22">It separates logic (better for debugging), </text:p>
        </text:list-item>
        <text:list-item>
          <text:p text:style-name="P22">Makes code reusable and testable, </text:p>
        </text:list-item>
        <text:list-item>
          <text:p text:style-name="P23">Helps you <text:span text:style-name="Emphasis">think in chunks</text:span>, which is essential for large-scale software. </text:p>
        </text:list-item>
      </text:list>
      <text:h text:style-name="Heading_20_3" text:outline-level="3">Why Inline Comments &amp; Docstrings?</text:h>
      <text:p text:style-name="Text_20_body">This isn’t just about the computer running your code—it’s about <text:span text:style-name="Strong_20_Emphasis">humans understanding</text:span> it. You’ll be working on teams, and clarity is gold.</text:p>
      <text:p text:style-name="Horizontal_20_Line"/>
      <text:h text:style-name="Heading_20_2" text:outline-level="2">Summary: What You Just Learned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Where It Was Us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r</text:span> loop</text:p>
          </table:table-cell>
          <table:table-cell table:style-name="Table1.A1" office:value-type="string">
            <text:p text:style-name="Table_20_Contents">To analyze text and numb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while</text:span> loop</text:p>
          </table:table-cell>
          <table:table-cell table:style-name="Table1.A1" office:value-type="string">
            <text:p text:style-name="Table_20_Contents">Binary conversion, infinite menu</text:p>
          </table:table-cell>
        </table:table-row>
        <table:table-row>
          <table:table-cell table:style-name="Table1.A1" office:value-type="string">
            <text:p text:style-name="Table_20_Contents"><text:span text:style-name="Source_20_Text">break</text:span> / <text:span text:style-name="Source_20_Text">continue</text:span></text:p>
          </table:table-cell>
          <table:table-cell table:style-name="Table1.A1" office:value-type="string">
            <text:p text:style-name="Table_20_Contents">Menu navigation, input validation</text:p>
          </table:table-cell>
        </table:table-row>
        <table:table-row>
          <table:table-cell table:style-name="Table1.A1" office:value-type="string">
            <text:p text:style-name="Table_20_Contents">Nested logic / flags</text:p>
          </table:table-cell>
          <table:table-cell table:style-name="Table1.A1" office:value-type="string">
            <text:p text:style-name="Table_20_Contents">Divisibility test, vowel/consonant detection</text:p>
          </table:table-cell>
        </table:table-row>
        <table:table-row>
          <table:table-cell table:style-name="Table1.A1" office:value-type="string">
            <text:p text:style-name="Table_20_Contents">Sequence processing</text:p>
          </table:table-cell>
          <table:table-cell table:style-name="Table1.A1" office:value-type="string">
            <text:p text:style-name="Table_20_Contents">Strings, Lists</text:p>
          </table:table-cell>
        </table:table-row>
        <table:table-row>
          <table:table-cell table:style-name="Table1.A1" office:value-type="string">
            <text:p text:style-name="Table_20_Contents">Input validation</text:p>
          </table:table-cell>
          <table:table-cell table:style-name="Table1.A1" office:value-type="string">
            <text:p text:style-name="Table_20_Contents">Menu and number input</text:p>
          </table:table-cell>
        </table:table-row>
        <table:table-row>
          <table:table-cell table:style-name="Table1.A1" office:value-type="string">
            <text:p text:style-name="Table_20_Contents">Modular design</text:p>
          </table:table-cell>
          <table:table-cell table:style-name="Table1.A1" office:value-type="string">
            <text:p text:style-name="Table_20_Contents">Functions (<text:span text:style-name="Source_20_Text">def</text:span>)</text:p>
          </table:table-cell>
        </table:table-row>
      </table:table>
      <text:p text:style-name="Horizontal_20_Line"/>
      <text:h text:style-name="Heading_20_3" text:outline-level="3"><text:soft-page-break/>Project Summary</text:h>
      <text:p text:style-name="Quotations">Iteration is not just a coding skill—it’s how we solve real problems with data, one step at a time.</text:p>
      <text:p text:style-name="Text_20_body">This project gave you a solid foundation, and if you understood the logic, the syntax will come with practice. Keep building, and remember—<text:span text:style-name="Strong_20_Emphasis">every great engineer started just like this: looping through problems until they clicked</text:span>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18:34.080386223</meta:creation-date>
    <dc:date>2025-05-22T14:25:29.348545056</dc:date>
    <meta:editing-duration>PT6M56S</meta:editing-duration>
    <meta:editing-cycles>1</meta:editing-cycles>
    <meta:document-statistic meta:table-count="1" meta:image-count="0" meta:object-count="0" meta:page-count="5" meta:paragraph-count="98" meta:word-count="721" meta:character-count="4129" meta:non-whitespace-character-count="3480"/>
    <meta:generator>LibreOffice/24.8.7.2$Linux_X86_64 LibreOffice_project/480$Build-2</meta:generator>
  </office:meta>
</office:document-meta>
</file>